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9.6572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6.82875cm"/>
    </style:style>
    <style:style style:name="co5" style:family="table-column">
      <style:table-column-properties fo:break-before="auto" style:column-width="9.7102083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39.9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시트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4"/>
        <table:table-column table:style-name="co5" table:default-cell-style-name="ce3"/>
        <table:table-column table:style-name="co6" table:number-columns-repeated="1019" table:default-cell-style-name="ce2"/>
        <table:table-column table:style-name="co7" table:number-columns-repeated="1535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대상</text:p>
          </table:table-cell>
          <table:table-cell office:value-type="string" table:number-columns-spanned="2" table:number-rows-spanned="1" table:style-name="ce26">
            <text:p>요구기능</text:p>
          </table:table-cell>
          <table:covered-table-cell/>
          <table:table-cell office:value-type="string" table:style-name="ce5">
            <text:p>세부 요구사항</text:p>
          </table:table-cell>
          <table:table-cell office:value-type="string" table:style-name="ce6">
            <text:p>비고</text:p>
          </table:table-cell>
          <table:table-cell table:number-columns-repeated="1019" table:style-name="ce2"/>
          <table:table-cell table:number-columns-repeated="15359"/>
        </table:table-row>
        <table:table-row table:style-name="ro1">
          <table:table-cell/>
          <table:table-cell office:value-type="string" table:number-columns-spanned="1" table:number-rows-spanned="7" table:style-name="ce25">
            <text:p>공통</text:p>
            <text:p>(비회원,</text:p>
            <text:p>회원,</text:p>
            <text:p>관리자)</text:p>
          </table:table-cell>
          <table:table-cell office:value-type="string" table:number-columns-spanned="2" table:number-rows-spanned="1" table:style-name="ce21">
            <text:p>검색</text:p>
          </table:table-cell>
          <table:covered-table-cell/>
          <table:table-cell office:value-type="string" table:style-name="ce8">
            <text:p>게시글, 해쉬태그 검색할 수 있다.</text:p>
          </table:table-cell>
          <table:table-cell table:style-name="ce9"/>
          <table:table-cell table:number-columns-repeated="1019" table:style-name="ce2"/>
          <table:table-cell table:number-columns-repeated="15359"/>
        </table:table-row>
        <table:table-row table:style-name="ro1">
          <table:table-cell/>
          <table:covered-table-cell/>
          <table:table-cell office:value-type="string" table:number-columns-spanned="2" table:number-rows-spanned="1" table:style-name="ce21">
            <text:p>(지역 게시판)</text:p>
          </table:table-cell>
          <table:covered-table-cell/>
          <table:table-cell office:value-type="string" table:style-name="ce8">
            <text:p>지역별 아이콘 클릭시 해당 지역에 대한 정보로 페이지 내용이 변경된다.</text:p>
          </table:table-cell>
          <table:table-cell table:style-name="ce9"/>
          <table:table-cell table:number-columns-repeated="1019" table:style-name="ce2"/>
          <table:table-cell table:number-columns-repeated="15359"/>
        </table:table-row>
        <table:table-row table:style-name="ro1">
          <table:table-cell/>
          <table:covered-table-cell/>
          <table:table-cell table:number-columns-spanned="2" table:number-rows-spanned="1" table:style-name="ce21"/>
          <table:covered-table-cell/>
          <table:table-cell office:value-type="string" table:style-name="ce8">
            <text:p>게시글은 여행지 사진, 여행지 설명, 지도, 이용안내 등의 정보를 제공한다.</text:p>
          </table:table-cell>
          <table:table-cell table:style-name="ce9"/>
          <table:table-cell table:number-columns-repeated="1019" table:style-name="ce2"/>
          <table:table-cell table:number-columns-repeated="15359"/>
        </table:table-row>
        <table:table-row table:style-name="ro1">
          <table:table-cell/>
          <table:covered-table-cell/>
          <table:table-cell office:value-type="string" table:number-columns-spanned="2" table:number-rows-spanned="1" table:style-name="ce21">
            <text:p>(테마 게시판)</text:p>
          </table:table-cell>
          <table:covered-table-cell/>
          <table:table-cell office:value-type="string" table:style-name="ce8">
            <text:p>특정 테마별로 여행지를 묶어 여행정보 목록을 전시한다.</text:p>
          </table:table-cell>
          <table:table-cell table:style-name="ce9"/>
          <table:table-cell table:number-columns-repeated="1019" table:style-name="ce2"/>
          <table:table-cell table:number-columns-repeated="15359"/>
        </table:table-row>
        <table:table-row table:style-name="ro1">
          <table:table-cell table:style-name="ce1"/>
          <table:covered-table-cell/>
          <table:table-cell office:value-type="string" table:number-columns-spanned="2" table:number-rows-spanned="1" table:style-name="ce21">
            <text:p>커뮤니티</text:p>
          </table:table-cell>
          <table:covered-table-cell/>
          <table:table-cell office:value-type="string" table:style-name="ce10">
            <text:p>게시글 목록을 조회할 수 있다.</text:p>
          </table:table-cell>
          <table:table-cell table:style-name="ce9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number-columns-spanned="2" table:number-rows-spanned="1" table:style-name="ce21"/>
          <table:covered-table-cell/>
          <table:table-cell office:value-type="string" table:style-name="ce10">
            <text:p>게시글 상세 조회 할 수 있다.</text:p>
          </table:table-cell>
          <table:table-cell table:style-name="ce9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number-columns-spanned="2" table:number-rows-spanned="1" table:style-name="ce21"/>
          <table:covered-table-cell/>
          <table:table-cell office:value-type="string" table:style-name="ce10">
            <text:p><text:s/>댓글을 조회할 수 있다.</text:p>
          </table:table-cell>
          <table:table-cell table:style-name="ce9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table-cell office:value-type="string" table:number-columns-spanned="1" table:number-rows-spanned="7" table:style-name="ce21">
            <text:p>비회원</text:p>
          </table:table-cell>
          <table:table-cell office:value-type="string" table:number-columns-spanned="2" table:number-rows-spanned="5" table:style-name="ce21">
            <text:p>회원가입</text:p>
          </table:table-cell>
          <table:covered-table-cell/>
          <table:table-cell office:value-type="string" table:style-name="ce12">
            <text:p>비회원은 홈페이지에서 회원가입을 할 수 있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4">
            <text:p>회원가입시 아이디, 비밀번호, 비밀번호 확인, 이름, 성별,</text:p>
            <text:p>생년월일, 이메일, 휴대폰번호를 반드시 입력해야 한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4">
            <text:p>회원가입시 아이디는 4 ~ 20자의 영문 소문자, 숫자,</text:p>
            <text:p><text:s/>기존 가입자와 중복 여부 확인해야 한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4">
            <text:p>회원가입시 비밀번호는 8 ~ 20자의 영문, 숫자, 특수문자 조합이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5">
            <text:p>회원가입시 비밀번호 확인을 통해 비밀번호 일치 여부를 확인할 수 있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office:value-type="string" table:number-columns-spanned="2" table:number-rows-spanned="1" table:style-name="ce21">
            <text:p>아이디 찾기</text:p>
          </table:table-cell>
          <table:covered-table-cell/>
          <table:table-cell office:value-type="string" table:style-name="ce15">
            <text:p>이름과 이메일을 입력 받아 해당 정보와 일치하는 아이디 표시해준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office:value-type="string" table:number-columns-spanned="2" table:number-rows-spanned="1" table:style-name="ce21">
            <text:p>비밀번호 찾기</text:p>
          </table:table-cell>
          <table:covered-table-cell/>
          <table:table-cell office:value-type="string" table:style-name="ce16">
            <text:p>아이디, 이메일, 휴대폰번호를 입력 받아 해당 정보와 일치하는 비밀번호 표시해준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table-cell office:value-type="string" table:number-columns-spanned="1" table:number-rows-spanned="18" table:style-name="ce21">
            <text:p>회원</text:p>
          </table:table-cell>
          <table:table-cell table:style-name="ce38"/>
          <table:table-cell office:value-type="string" table:number-columns-spanned="1" table:number-rows-spanned="5" table:style-name="ce36">
            <text:p>마이페이지</text:p>
          </table:table-cell>
          <table:table-cell office:value-type="string" table:style-name="ce15">
            <text:p>내 정보 조회(이름, 생년월일, 이메일, 휴대폰번호, 성별)가 가능하다.</text:p>
          </table:table-cell>
          <table:table-cell table:style-name="ce17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covered-table-cell/>
          <table:table-cell office:value-type="string" table:style-name="ce15">
            <text:p>내 정보 중 이메일, 휴대폰번호를 수정할 수 있다.</text:p>
          </table:table-cell>
          <table:table-cell table:style-name="ce17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covered-table-cell/>
          <table:table-cell office:value-type="string" table:style-name="ce15">
            <text:p>자신이 작성한 게시글 및 댓글을 조회할 수 있다.</text:p>
          </table:table-cell>
          <table:table-cell table:style-name="ce17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covered-table-cell/>
          <table:table-cell office:value-type="string" table:style-name="ce15">
            <text:p>이름, 비밀번호, 비밀번호 확인, 탈퇴시 입력문구(“탈퇴하겠습니다”) 입력시 회원탈퇴가 가능하다.</text:p>
          </table:table-cell>
          <table:table-cell table:style-name="ce17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covered-table-cell/>
          <table:table-cell office:value-type="string" table:style-name="ce15">
            <text:p>로그아웃을 할 수 있다.</text:p>
          </table:table-cell>
          <table:table-cell table:style-name="ce17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table-cell office:value-type="string" table:style-name="ce31">
            <text:p>비밀번호 변경</text:p>
          </table:table-cell>
          <table:table-cell office:value-type="string" table:style-name="ce15">
            <text:p>현재 비밀번호를 입력 후 새 비밀번호와 새 비밀번호 확인을 입력해 비밀번호를 변경할 수 있다.</text:p>
          </table:table-cell>
          <table:table-cell table:style-name="ce17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table-cell office:value-type="string" table:number-columns-spanned="1" table:number-rows-spanned="5" table:style-name="ce33">
            <text:p>커뮤니티</text:p>
          </table:table-cell>
          <table:table-cell office:value-type="string" table:style-name="ce15">
            <text:p>게시판에 게시글을 작성 및 수정할 수 있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covered-table-cell/>
          <table:table-cell office:value-type="string" table:style-name="ce18">
            <text:p>모든 게시글에 좋아요를 누를 수 있다.</text:p>
          </table:table-cell>
          <table:table-cell table:style-name="ce19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covered-table-cell/>
          <table:table-cell office:value-type="string" table:style-name="ce18">
            <text:p>모든 게시글에 좋아요를 취소할 수 있다.</text:p>
          </table:table-cell>
          <table:table-cell table:style-name="ce19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covered-table-cell/>
          <table:table-cell office:value-type="string" table:style-name="ce18">
            <text:p>모든 게시글 목록을 조회순, 좋아요, 최신순으로 정렬할 수 있다.</text:p>
          </table:table-cell>
          <table:table-cell table:style-name="ce19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table:style-name="ce38"/>
          <table:covered-table-cell/>
          <table:table-cell office:value-type="string" table:style-name="ce20">
            <text:p>게시판에 게시글을 작성 및 수정할 수 있다.</text:p>
          </table:table-cell>
          <table:table-cell table:style-name="ce19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table-cell office:value-type="string" table:number-columns-spanned="1" table:number-rows-spanned="7" table:style-name="ce21">
            <text:p>관리자</text:p>
          </table:table-cell>
          <table:table-cell office:value-type="string" table:style-name="ce39">
            <text:p>회원정보 조회</text:p>
          </table:table-cell>
          <table:table-cell office:value-type="string" table:style-name="ce15">
            <text:p>모든 회원의 ID, 성명, 생년월일, 가입일, 탈퇴여부를 조회할 수 있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7">
            <text:p>탈퇴여부 수정</text:p>
          </table:table-cell>
          <table:table-cell office:value-type="string" table:style-name="ce15">
            <text:p>모든 회원의 탈퇴여부를 수정할 수 있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7">
            <text:p>관리자 정보 조회</text:p>
          </table:table-cell>
          <table:table-cell office:value-type="string" table:style-name="ce15">
            <text:p>관리자의ID, 성명, 생년월일, 가입일을 조회할 수 있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table-cell office:value-type="string" table:number-columns-spanned="1" table:number-rows-spanned="4" table:style-name="ce21">
            <text:p>게시판</text:p>
          </table:table-cell>
          <table:table-cell office:value-type="string" table:style-name="ce15">
            <text:p>게시글을 복구할 수 있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5">
            <text:p>댓글을 복구할 수 있다.</text:p>
          </table:table-cell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table:style-name="ce15"/>
          <table:table-cell table:style-name="ce13"/>
          <table:table-cell table:number-columns-repeated="1019" table:style-name="ce2"/>
          <table:table-cell table:number-columns-repeated="15359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table:style-name="ce16"/>
          <table:table-cell table:style-name="ce11"/>
          <table:table-cell table:number-columns-repeated="1019" table:style-name="ce2"/>
          <table:table-cell table:number-columns-repeated="15359" table:style-name="ce1"/>
        </table:table-row>
        <table:table-row table:number-rows-repeated="1048542" table:style-name="ro1">
          <table:table-cell table:number-columns-repeated="16384"/>
        </table:table-row>
      </table:table>
      <table:table table:name="시트2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시트3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</office:font-face-decls>
  <office:styles>
    <number:number-style style:name="N0">
      <number:number number:min-integer-digits="1"/>
    </number:number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sj070809@daum.net</dc:creator>
    <meta:creation-date>2024-06-26T17:08:41Z</meta:creation-date>
    <dc:date>2024-06-29T13:28:10Z</dc:date>
    <meta:editing-cycles>8</meta:editing-cycles>
    <meta:editing-duration>PT6010S</meta:editing-duration>
  </office:meta>
</office:document-meta>
</file>